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00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0000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7:56:56</dc:date>
    <meta:editing-duration>PT15H23M11S</meta:editing-duration>
    <meta:editing-cycles>30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8" meta:character-count="2184" meta:non-whitespace-character-count="1880"/>
  </office:meta>
</office:document-meta>
</file>